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" style:family="table">
      <style:table-properties style:width="15.095cm" fo:margin-left="-0.058cm" table:align="left" style:writing-mode="lr-tb"/>
    </style:style>
    <style:style style:name="Таблица2.A" style:family="table-column">
      <style:table-column-properties style:column-width="1.857cm"/>
    </style:style>
    <style:style style:name="Таблица2.B" style:family="table-column">
      <style:table-column-properties style:column-width="1.859cm"/>
    </style:style>
    <style:style style:name="Таблица2.H" style:family="table-column">
      <style:table-column-properties style:column-width="2.088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H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Таблица2.2" style:family="table-row">
      <style:table-row-properties style:keep-together="false" fo:keep-together="always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>
      <style:text-properties fo:language="ru" fo:country="RU" fo:background-color="#ffff00"/>
    </style:style>
    <style:style style:name="P4" style:family="paragraph" style:parent-style-name="Standard" style:list-style-name="L9">
      <style:text-properties fo:language="ru" fo:country="RU"/>
    </style:style>
    <style:style style:name="P5" style:family="paragraph" style:parent-style-name="Standard" style:list-style-name="L10">
      <style:text-properties fo:language="ru" fo:country="RU"/>
    </style:style>
    <style:style style:name="P6" style:family="paragraph" style:parent-style-name="Standard" style:list-style-name="L11">
      <style:text-properties fo:language="ru" fo:country="RU"/>
    </style:style>
    <style:style style:name="P7" style:family="paragraph" style:parent-style-name="Standard" style:list-style-name="L12">
      <style:text-properties fo:language="ru" fo:country="RU"/>
    </style:style>
    <style:style style:name="P8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3">
      <style:text-properties fo:language="ru" fo:country="RU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 style:list-style-name="L1">
      <style:text-properties fo:language="en" fo:country="US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 style:list-style-name="L7">
      <style:text-properties fo:font-weight="normal" style:font-weight-asian="normal" style:font-weight-complex="normal"/>
    </style:style>
    <style:style style:name="P19" style:family="paragraph" style:parent-style-name="Standard" style:list-style-name="L8"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настройках <text:span text:style-name="T1">VISA </text:span><text:span text:style-name="T3">указывается порт, </text:span><text:span text:style-name="T1">baud rate = 9600, data bits = 8, parity = None, stop bits = 1, flow control = None.</text:span></text:p>
      <text:p text:style-name="Standard"><text:span text:style-name="T1"/></text:p>
      <text:p text:style-name="P1">Устройство может как принимать сигналы с компьютера, так и выдавать данные.</text:p>
      <text:p text:style-name="P1">Имеется следующий набор команд управления:</text:p>
      <text:p text:style-name="P1"/>
      <text:p text:style-name="P10">A – <text:span text:style-name="T3">считать текущие данные</text:span></text:p>
      <text:p text:style-name="P10">C – <text:span text:style-name="T3">кнопка перевода С/</text:span>F</text:p>
      <text:p text:style-name="P10">E – Rec button (<text:span text:style-name="T3">только для </text:span>Center 309)</text:p>
      <text:p text:style-name="P10">H – Hold button</text:p>
      <text:p text:style-name="P10">K – <text:span text:style-name="T3">Запрос номера модели (возвращает значения 304 или 309)</text:span></text:p>
      <text:p text:style-name="P10">M – <text:span text:style-name="T3">Кнопка </text:span>max/min</text:p>
      <text:p text:style-name="P10">N – <text:span text:style-name="T3">Отмена </text:span>max/min</text:p>
      <text:p text:style-name="P10">R – <text:span text:style-name="T3">Кнопка </text:span>Rel</text:p>
      <text:p text:style-name="P10">T – <text:span text:style-name="T3">Кнопка </text:span>T1-T2 (<text:span text:style-name="T3">разность температур)</text:span></text:p>
      <text:p text:style-name="P10"><text:span text:style-name="T3"/></text:p>
      <text:p text:style-name="P10"><text:span text:style-name="T5">0 байт </text:span><text:span text:style-name="T3">— стартовый байт со значением 02, 00 — прибор выключен</text:span></text:p>
      <text:p text:style-name="P10"><text:span text:style-name="T3"/></text:p>
      <text:p text:style-name="P10"><text:span text:style-name="T5">1 байт </text:span><text:span text:style-name="T3">— может быть разным, например 80, в представлении битов 80 = 10000000. <text:s/>Каждый бит несет информацию о текущем режиме прибора. Для исследования разбиения на 8 битов я использовал приборы </text:span><text:span text:style-name="T6">Number to boolean array</text:span><text:span text:style-name="T3">.</text:span></text:p>
      <text:p text:style-name="P1"><text:span text:style-name="T4"/></text:p>
      <text:p text:style-name="P3"><text:span text:style-name="T6">Лучше сделать в виде табличк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/>
        <table:table-column table:style-name="Таблица2.H"/>
        <table:table-row table:style-name="Таблица2.1">
          <table:table-cell table:style-name="Таблица2.A1" office:value-type="string">
            <text:p text:style-name="P20">bit7</text:p>
          </table:table-cell>
          <table:table-cell table:style-name="Таблица2.A1" office:value-type="string">
            <text:p text:style-name="P20">bit6</text:p>
          </table:table-cell>
          <table:table-cell table:style-name="Таблица2.A1" office:value-type="string">
            <text:p text:style-name="P20">bit5</text:p>
          </table:table-cell>
          <table:table-cell table:style-name="Таблица2.A1" office:value-type="string">
            <text:p text:style-name="P20">bit4</text:p>
          </table:table-cell>
          <table:table-cell table:style-name="Таблица2.A1" office:value-type="string">
            <text:p text:style-name="P20">Bit3</text:p>
          </table:table-cell>
          <table:table-cell table:style-name="Таблица2.A1" office:value-type="string">
            <text:p text:style-name="P20">bit2</text:p>
          </table:table-cell>
          <table:table-cell table:style-name="Таблица2.A1" office:value-type="string">
            <text:p text:style-name="P20">bit1</text:p>
          </table:table-cell>
          <table:table-cell table:style-name="Таблица2.H1" office:value-type="string">
            <text:p text:style-name="P20">bit0</text:p>
          </table:table-cell>
        </table:table-row>
        <table:table-row table:style-name="Таблица2.2">
          <table:table-cell table:style-name="Таблица2.A1" office:value-type="string">
            <text:p text:style-name="P20">C/F</text:p>
          </table:table-cell>
          <table:table-cell table:style-name="Таблица2.A1" office:value-type="string">
            <text:p text:style-name="P20">Low Bat</text:p>
          </table:table-cell>
          <table:table-cell table:style-name="Таблица2.A1" office:value-type="string">
            <text:p text:style-name="P20">Hold</text:p>
          </table:table-cell>
          <table:table-cell table:style-name="Таблица2.A1" office:value-type="string">
            <text:p text:style-name="P20">REL</text:p>
          </table:table-cell>
          <table:table-cell table:style-name="Таблица2.A1" office:value-type="string">
            <text:p text:style-name="P20">T1-T2</text:p>
          </table:table-cell>
          <table:table-cell table:style-name="Таблица2.A1" table:number-columns-spanned="2" office:value-type="string">
            <text:p text:style-name="P20">MAX/MIN</text:p>
          </table:table-cell>
          <table:covered-table-cell/>
          <table:table-cell table:style-name="Таблица2.H1" office:value-type="string">
            <text:p text:style-name="P20">Recording</text:p>
          </table:table-cell>
        </table:table-row>
      </table:table>
      <text:p text:style-name="P1"><text:span text:style-name="T4"/></text:p>
      <text:p text:style-name="P1"><text:span text:style-name="T6">0</text:span>: 1 <text:span text:style-name="T1">– </text:span><text:s/><text:span text:style-name="T1">Rec </text:span>режим включен, 0 <text:span text:style-name="T1">– </text:span>выключен (только для <text:span text:style-name="T1">Center-</text:span>309)</text:p>
      <text:p text:style-name="P1"><text:span text:style-name="T6">1,2</text:span>: </text:p>
      <text:list xml:id="list5635306179792227413" text:style-name="L1">
        <text:list-item>
          <text:p text:style-name="P2"><text:span text:style-name="T1">00 – <text:s/>нормальный режим (не max/min)</text:span></text:p>
        </text:list-item>
        <text:list-item>
          <text:p text:style-name="P2"><text:span text:style-name="T1">1</text:span>0<text:span text:style-name="T1"> – </text:span>режим <text:span text:style-name="T1">max</text:span></text:p>
        </text:list-item>
        <text:list-item>
          <text:p text:style-name="P11"><text:span text:style-name="T3">01</text:span> –<text:span text:style-name="T3"> режим </text:span>min</text:p>
        </text:list-item>
        <text:list-item>
          <text:p text:style-name="P11">11 – <text:span text:style-name="T3">режим <text:s/>max-min усреднение</text:span></text:p>
        </text:list-item>
      </text:list>
      <text:p text:style-name="P1"><text:span text:style-name="T6">3</text:span>: </text:p>
      <text:list xml:id="list3461348761752366027" text:style-name="L2">
        <text:list-item>
          <text:p text:style-name="P12"><text:span text:style-name="T3">1 – режим </text:span><text:span text:style-name="T1">T1-T2, </text:span><text:span text:style-name="T3">0 – выключен</text:span></text:p>
        </text:list-item>
      </text:list>
      <text:p text:style-name="P1"><text:span text:style-name="T2">4</text:span><text:span text:style-name="T1">:</text:span></text:p>
      <text:list xml:id="list7066818138024763110" text:style-name="L3">
        <text:list-item>
          <text:p text:style-name="P13"><text:span text:style-name="T3">1 – режим </text:span><text:span text:style-name="T1">Rel, </text:span><text:span text:style-name="T3">0 – выключен</text:span></text:p>
        </text:list-item>
      </text:list>
      <text:p text:style-name="P1"><text:span text:style-name="T2">5</text:span><text:span text:style-name="T1">:</text:span></text:p>
      <text:list xml:id="list5378499363419892661" text:style-name="L4">
        <text:list-item>
          <text:p text:style-name="P14"><text:span text:style-name="T3">1</text:span><text:span text:style-name="T1"> – </text:span><text:span text:style-name="T3">режиме </text:span><text:span text:style-name="T1">Hold, </text:span><text:span text:style-name="T3">0 – выключен</text:span></text:p>
        </text:list-item>
      </text:list>
      <text:p text:style-name="P1"><text:span text:style-name="T2">6</text:span><text:span text:style-name="T1">:</text:span></text:p>
      <text:list xml:id="list162967100607136533" text:style-name="L5">
        <text:list-item>
          <text:p text:style-name="P15"><text:span text:style-name="T1">1 – </text:span><text:span text:style-name="T3">низкий уровень заряда батареи, </text:span><text:span text:style-name="T1">0 – </text:span><text:span text:style-name="T3">с батареей все в порядке</text:span></text:p>
        </text:list-item>
      </text:list>
      <text:p text:style-name="P1"><text:span text:style-name="T6">7</text:span>:</text:p>
      <text:list xml:id="list7106666013864303261" text:style-name="L6">
        <text:list-item>
          <text:p text:style-name="P16"><text:span text:style-name="T3">1 </text:span><text:span text:style-name="T1">–</text:span><text:span text:style-name="T3"> измерения проводятся в градусах Цельсия, 0 </text:span><text:span text:style-name="T1">–</text:span><text:span text:style-name="T3"> в градусах Фаренгейта</text:span></text:p>
        </text:list-item>
      </text:list>
      <text:p text:style-name="Standard"><text:span text:style-name="T3"/></text:p>
      <text:p text:style-name="Standard"><text:span text:style-name="T3">Поскольку нам нужны только измерения текущей температуры, мы проверяем лишь уровень заряда батареи, и что измерения проходят в нужных нам величинах. Если нет – меняем при помощи активной команды.</text:span></text:p>
      <text:p text:style-name="Standard"><text:span text:style-name="T3"/></text:p>
      <text:p text:style-name="P21"><text:span text:style-name="T3">2 байт</text:span></text:p>
      <text:p text:style-name="P17"><text:span text:style-name="T3">0:</text:span></text:p>
      <text:list xml:id="list3744341877361910177" text:style-name="L7">
        <text:list-item>
          <text:p text:style-name="P18"><text:span text:style-name="T3">1 – память заполнена, 0 – память не переполнена (только для </text:span><text:span text:style-name="T1">Center-</text:span><text:span text:style-name="T3">309)</text:span></text:p>
        </text:list-item>
      </text:list>
      <text:p text:style-name="Standard"><text:span text:style-name="T4">1...6</text:span><text:span text:style-name="T3"> = 0</text:span></text:p>
      <text:p text:style-name="P17"><text:soft-page-break/><text:span text:style-name="T3">7</text:span></text:p>
      <text:list xml:id="list8416920525392732932" text:style-name="L8">
        <text:list-item>
          <text:p text:style-name="P19"><text:span text:style-name="T3">1 – включен режим автоматического выключения питания при простое</text:span></text:p>
        </text:list-item>
      </text:list>
      <text:p text:style-name="P1"/>
      <text:p text:style-name="P1">3-6 байты соответствуют указанному ниже только при комнатной температуре, при превышении температуры порядка 300 С, 01 становится двойкой, но при этом выдает напряжение. Поэтому я посчитал более разумным проверять значение байтов, соответствующих температуре.</text:p>
      <text:p text:style-name="P1"/>
      <text:p text:style-name="P8">3 байт </text:p>
      <text:list xml:id="list4313572925816061265" text:style-name="L9">
        <text:list-item>
          <text:p text:style-name="P4">01 – термопара Т1 подключена к разъему</text:p>
        </text:list-item>
        <text:list-item>
          <text:p text:style-name="P4">02 – <text:s/>термопара Т1 не подключена</text:p>
        </text:list-item>
      </text:list>
      <text:p text:style-name="P1"/>
      <text:p text:style-name="P8">4 байт</text:p>
      <text:list xml:id="list8823271958887190244" text:style-name="L10">
        <text:list-item>
          <text:p text:style-name="P5">01 – термопара Т2 подключена к разъему</text:p>
        </text:list-item>
        <text:list-item>
          <text:p text:style-name="P5">02 – <text:s/>термопара Т2 не подключена</text:p>
        </text:list-item>
      </text:list>
      <text:p text:style-name="P1"/>
      <text:p text:style-name="P8">5 байт</text:p>
      <text:list xml:id="list7339479482751141085" text:style-name="L11">
        <text:list-item>
          <text:p text:style-name="P6">01 – термопара Т3 подключена к разъему</text:p>
        </text:list-item>
        <text:list-item>
          <text:p text:style-name="P6">02 – <text:s/>термопара Т3 не подключена</text:p>
        </text:list-item>
      </text:list>
      <text:p text:style-name="P1"/>
      <text:p text:style-name="P8">6 байт</text:p>
      <text:list xml:id="list5439770692492335849" text:style-name="L12">
        <text:list-item>
          <text:p text:style-name="P7">01 – термопара Т4 подключена к разъему</text:p>
        </text:list-item>
        <text:list-item>
          <text:p text:style-name="P7">02 – <text:s/>термопара Т4 не подключена</text:p>
        </text:list-item>
      </text:list>
      <text:p text:style-name="P10"><text:span text:style-name="T3"/></text:p>
      <text:p text:style-name="P10"><text:span text:style-name="T3"/></text:p>
      <text:p text:style-name="P10"><text:span text:style-name="T3">Идеи:</text:span></text:p>
      <text:list xml:id="list4730263388149264868" text:style-name="L13">
        <text:list-item>
          <text:p text:style-name="P9">Считываем режим <text:s/>и <text:span text:style-name="T6"><text:s/></text:span><text:span text:style-name="T7">устанавливаем самый простой вид измерений</text:span></text:p>
        </text:list-item>
        <text:list-item>
          <text:p text:style-name="P9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ева Матюшкин</meta:initial-creator>
    <meta:creation-date>2013-10-04T07:58:37.70</meta:creation-date>
    <dc:date>2013-10-04T16:18:17.18</dc:date>
    <dc:creator>Лева Матюшкин</dc:creator>
    <meta:editing-duration>PT8H19M37S</meta:editing-duration>
    <meta:editing-cycles>6</meta:editing-cycles>
    <meta:generator>OpenOffice/4.0.1$Win32 OpenOffice.org_project/401m5$Build-9714</meta:generator>
    <meta:document-statistic meta:table-count="1" meta:image-count="0" meta:object-count="0" meta:page-count="2" meta:paragraph-count="68" meta:word-count="412" meta:character-count="2241"/>
  </office:meta>
</office:document-meta>
</file>